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57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09_09-22-29_000.jpg</text:p>
          </table:table-cell>
          <table:table-cell office:value-type="string">
            <text:p>:bookmemo / 読んだ本 / 『「がん」ほどつき合いやすい病気はない』 / 著者=近藤誠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2-09_10-00-48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2-09_11-28-29_000.jpg</text:p>
          </table:table-cell>
          <table:table-cell office:value-type="string">
            <text:p>:diary / diary / 20181206 / (K,C,P,R)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78 E-139-34-49.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2-09_11-28-45_000.jpg</text:p>
          </table:table-cell>
          <table:table-cell office:value-type="string">
            <text:p>:diary / diary / 20181206 / (K,C,P,R)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9 E-139-34-49.7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2-09_11-29-01_000.jpg</text:p>
          </table:table-cell>
          <table:table-cell office:value-type="string">
            <text:p>myself] res free# JVEMV6 44#5.1 10 / 44. currency / 2. research / 5. ea tools / 1. first / 20181129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86 E-139-34-49.6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2-09_11-29-26_000.jpg</text:p>
          </table:table-cell>
          <table:table-cell office:value-type="string">
            <text:p>:m art / dessin / D-17 8# / des.カブトムシ、カマキリ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2-09_14-13-48_000.jpg</text:p>
          </table:table-cell>
          <table:table-cell office:value-type="string">
            <text:p>:m X-X*X RES / 245 / 『不完全性定理』　ゲーデル　林晋、八杉満利子 / p.16</text:p>
          </table:table-cell>
          <table:table-cell table:number-columns-repeated="5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2-09_15-08-29_000.jpg</text:p>
          </table:table-cell>
          <table:table-cell office:value-type="string">
            <text:p>:m 食べた物　間食 / ヨーグルト / こんにゃく、切干、ひじき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2-09_17-04-32_000.jpg</text:p>
          </table:table-cell>
          <table:table-cell office:value-type="string">
            <text:p>:m 1-2*3 RES / 245 / 『相対性理論』　メラー　永田恒夫、伊藤大介、訳 / p.10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12-09_17-04-47_000.jpg</text:p>
          </table:table-cell>
          <table:table-cell office:value-type="string">
            <text:p>:m 3*3 RES / 245 / 『相対性理論』　メラー　永田恒夫、伊藤大介、訳 / p.100</text:p>
          </table:table-cell>
          <table:table-cell table:number-columns-repeated="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12-09_17-18-59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2018-12-09_17-30-39_000.png</text:p>
          </table:table-cell>
          <table:table-cell office:value-type="string">
            <text:p>:m 読みたい本 / 『やまと言葉で哲学する』 / 著者=竹内整一</text:p>
          </table:table-cell>
          <table:table-cell table:number-columns-repeated="5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12-09_17-37-01_000.png</text:p>
          </table:table-cell>
          <table:table-cell office:value-type="string">
            <text:p>:m 読みたい本 / 『やさしさの精神病理』 / 著者=大平健</text:p>
          </table:table-cell>
          <table:table-cell table:number-columns-repeated="5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8-12-09_17-54-35_000.png</text:p>
          </table:table-cell>
          <table:table-cell office:value-type="string">
            <text:p>:m 読みたい本 / 『喋りたい若者たち喋らせない大人たち』 / 著者=原孝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8-12-09_20-23-02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8-12-09_22-13-35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8-12-10_04-43-41_000.jpg</text:p>
          </table:table-cell>
          <table:table-cell table:style-name="Default" office:value-type="string">
            <text:p>:m :PHOTO 起きた時刻 / 20181203</text:p>
          </table:table-cell>
          <table:table-cell table:number-columns-repeated="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2018-12-10_05-33-03_000.jpg</text:p>
          </table:table-cell>
          <table:table-cell office:value-type="string">
            <text:p>:m 東和 181210m / 桜木町駅 / MMアリーナ計画 / 出発時、腕時計 /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8-12-10_18-35-38_000.jpg</text:p>
          </table:table-cell>
          <table:table-cell office:value-type="string">
            <text:p>:m 温度 / 部屋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8-12-10_18-45-37_000.jpg</text:p>
          </table:table-cell>
          <table:table-cell office:value-type="string">
            <text:p>:m 東和 PHOTO / 日報 / 181210m / 桜木町 / MMアリーナ計画 / １名 / 六興電気様（佐藤工業）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8-12-10_20-25-37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8-12-10_23-07-57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8-12-11_10-47-28_000.jpg</text:p>
          </table:table-cell>
          <table:table-cell table:style-name="Default" office:value-type="string">
            <text:p>:m :PHOTO 起きた時刻 / 20181203</text:p>
          </table:table-cell>
          <table:table-cell table:number-columns-repeated="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8-12-11_11-03-59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12-11_11-05-18_000.jpg</text:p>
          </table:table-cell>
          <table:table-cell office:value-type="string">
            <text:p>:m 1*1 RES / 245 / 『宗教社会学』　マックス・ウェーバー　武藤、薗田宗人、薗田坦、訳 / p.3</text:p>
          </table:table-cell>
          <table:table-cell table:number-columns-repeated="5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2018-12-11_11-05-55_000.jpg</text:p>
          </table:table-cell>
          <table:table-cell office:value-type="string">
            <text:p>:m art / dessin / D-17 8# / des.柿の木、樹皮；三輪車</text:p>
          </table:table-cell>
          <table:table-cell table:number-columns-repeated="5"/>
        </table:table-row>
        <table:table-row table:style-name="ro8" table:number-rows-repeated="6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8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ce1" office:value-type="float" office:value="10">
            <text:p>10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 office:value-type="float" office:value="27">
            <text:p>27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ce1"/>
          <table:table-cell table:number-columns-repeated="5"/>
        </table:table-row>
        <table:table-row table:style-name="ro8" table:number-rows-repeated="4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7]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1" office:value-type="string">
            <text:p>-*</text:p>
          </table:table-cell>
          <table:table-cell table:style-name="ce1" table:formula="of:=COUNTIF([.$C$2:.$C27];&quot;-\*&quot;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1" office:value-type="string">
            <text:p>total</text:p>
          </table:table-cell>
          <table:table-cell table:style-name="ce1" table:formula="of:=COUNTA([.$B$2:.$B27])" office:value-type="float" office:value="26">
            <text:p>26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27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7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7];[.B274]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6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3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2018/12/11</text:date>, <text:time>13:5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11T13:52:16.39</dc:date>
    <dc:creator>iwabuchi ken</dc:creator>
    <meta:editing-duration>P5DT23H55M48S</meta:editing-duration>
    <meta:editing-cycles>2276</meta:editing-cycles>
    <meta:document-statistic meta:table-count="1" meta:cell-count="126" meta:object-count="0"/>
  </office:meta>
</office:document-meta>
</file>